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77" style:family="table">
      <style:table-properties style:width="6.6896in" table:align="left" style:may-break-between-rows="false"/>
    </style:style>
    <style:style style:name="Table77.A" style:family="table-column">
      <style:table-column-properties style:column-width="0.8563in"/>
    </style:style>
    <style:style style:name="Table77.B" style:family="table-column">
      <style:table-column-properties style:column-width="1.4583in"/>
    </style:style>
    <style:style style:name="Table77.A1" style:family="table-cell">
      <style:table-cell-properties fo:padding="0.0382in" fo:border="none"/>
    </style:style>
    <style:style style:name="Table77.B3" style:family="table-cell">
      <style:table-cell-properties fo:padding="0.0382in" fo:border-left="none" fo:border-right="none" fo:border-top="none" fo:border-bottom="1pt solid #000000"/>
    </style:style>
    <style:style style:name="Table3" style:family="table">
      <style:table-properties style:width="6.6896in" table:align="left" style:may-break-between-rows="false"/>
    </style:style>
    <style:style style:name="Table3.A" style:family="table-column">
      <style:table-column-properties style:column-width="0.8563in"/>
    </style:style>
    <style:style style:name="Table3.B" style:family="table-column">
      <style:table-column-properties style:column-width="1.4583in"/>
    </style:style>
    <style:style style:name="Table3.A1" style:family="table-cell">
      <style:table-cell-properties fo:padding="0.0382in" fo:border="none"/>
    </style:style>
    <style:style style:name="Table3.B3" style:family="table-cell">
      <style:table-cell-properties fo:padding="0.0382in" fo:border-left="none" fo:border-right="none" fo:border-top="none" fo:border-bottom="1pt solid #000000"/>
    </style:style>
    <style:style style:name="Table14" style:family="table">
      <style:table-properties style:width="6.6896in" table:align="left" style:may-break-between-rows="false"/>
    </style:style>
    <style:style style:name="Table14.A" style:family="table-column">
      <style:table-column-properties style:column-width="0.8563in"/>
    </style:style>
    <style:style style:name="Table14.B" style:family="table-column">
      <style:table-column-properties style:column-width="5.8333in"/>
    </style:style>
    <style:style style:name="Table14.A1" style:family="table-cell">
      <style:table-cell-properties fo:padding="0.0382in" fo:border="none"/>
    </style:style>
    <style:style style:name="Table81" style:family="table">
      <style:table-properties style:width="6.6896in" table:align="left" style:may-break-between-rows="false"/>
    </style:style>
    <style:style style:name="Table81.A" style:family="table-column">
      <style:table-column-properties style:column-width="0.8563in"/>
    </style:style>
    <style:style style:name="Table81.B" style:family="table-column">
      <style:table-column-properties style:column-width="5.8333in"/>
    </style:style>
    <style:style style:name="Table81.A1" style:family="table-cell">
      <style:table-cell-properties fo:padding="0.0382in" fo:border="none"/>
    </style:style>
    <style:style style:name="Table164" style:family="table">
      <style:table-properties style:width="6.6896in" table:align="left" style:may-break-between-rows="false"/>
    </style:style>
    <style:style style:name="Table164.A" style:family="table-column">
      <style:table-column-properties style:column-width="0.8563in"/>
    </style:style>
    <style:style style:name="Table164.B" style:family="table-column">
      <style:table-column-properties style:column-width="1.4583in"/>
    </style:style>
    <style:style style:name="Table164.E" style:family="table-column">
      <style:table-column-properties style:column-width="0.7292in"/>
    </style:style>
    <style:style style:name="Table164.A1" style:family="table-cell">
      <style:table-cell-properties fo:padding="0.0382in" fo:border="none"/>
    </style:style>
    <style:style style:name="Table164.B3" style:family="table-cell">
      <style:table-cell-properties fo:padding="0.0382in" fo:border-left="none" fo:border-right="none" fo:border-top="none" fo:border-bottom="1pt solid #000000"/>
    </style:style>
    <style:style style:name="Table28" style:family="table">
      <style:table-properties style:width="6.6896in" table:align="left" style:may-break-between-rows="false"/>
    </style:style>
    <style:style style:name="Table28.A" style:family="table-column">
      <style:table-column-properties style:column-width="0.8563in"/>
    </style:style>
    <style:style style:name="Table28.B" style:family="table-column">
      <style:table-column-properties style:column-width="5.8333in"/>
    </style:style>
    <style:style style:name="Table28.A1" style:family="table-cell">
      <style:table-cell-properties fo:padding="0.0382in" fo:border="none"/>
    </style:style>
    <style:style style:name="Table76" style:family="table">
      <style:table-properties style:width="6.6896in" table:align="left" style:may-break-between-rows="false"/>
    </style:style>
    <style:style style:name="Table76.A" style:family="table-column">
      <style:table-column-properties style:column-width="0.8563in"/>
    </style:style>
    <style:style style:name="Table76.B" style:family="table-column">
      <style:table-column-properties style:column-width="1.4583in"/>
    </style:style>
    <style:style style:name="Table76.A1" style:family="table-cell">
      <style:table-cell-properties fo:padding="0.0382in" fo:border="none"/>
    </style:style>
    <style:style style:name="Table76.B3" style:family="table-cell">
      <style:table-cell-properties fo:padding="0.0382in" fo:border-left="none" fo:border-right="none" fo:border-top="none" fo:border-bottom="1pt solid #000000"/>
    </style:style>
    <style:style style:name="Table2" style:family="table">
      <style:table-properties style:width="6.6896in" table:align="left" style:may-break-between-rows="false"/>
    </style:style>
    <style:style style:name="Table2.A" style:family="table-column">
      <style:table-column-properties style:column-width="0.8563in"/>
    </style:style>
    <style:style style:name="Table2.B" style:family="table-column">
      <style:table-column-properties style:column-width="5.833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896in" table:align="left" style:may-break-between-rows="false"/>
    </style:style>
    <style:style style:name="Table1.A" style:family="table-column">
      <style:table-column-properties style:column-width="0.8563in"/>
    </style:style>
    <style:style style:name="Table1.B" style:family="table-column">
      <style:table-column-properties style:column-width="1.2361in"/>
    </style:style>
    <style:style style:name="Table1.C" style:family="table-column">
      <style:table-column-properties style:column-width="1.6806in"/>
    </style:style>
    <style:style style:name="Table1.D" style:family="table-column">
      <style:table-column-properties style:column-width="1.6785in"/>
    </style:style>
    <style:style style:name="Table1.E" style:family="table-column">
      <style:table-column-properties style:column-width="1.2382in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cmd_5f_root">
      <style:text-properties officeooo:paragraph-rsid="0003090e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rsid="00109aaf" officeooo:paragraph-rsid="00109aaf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109aaf" officeooo:paragraph-rsid="00109aaf"/>
    </style:style>
    <style:style style:name="P9" style:family="paragraph" style:parent-style-name="cmd_5f_code_20_Start">
      <style:text-properties officeooo:rsid="00109aaf" officeooo:paragraph-rsid="00109aaf"/>
    </style:style>
    <style:style style:name="P10" style:family="paragraph" style:parent-style-name="cmd_5f_code">
      <style:text-properties officeooo:rsid="00109aaf" officeooo:paragraph-rsid="00109aaf"/>
    </style:style>
    <style:style style:name="P11" style:family="paragraph" style:parent-style-name="Standard">
      <style:text-properties officeooo:rsid="00109aaf" officeooo:paragraph-rsid="00109aaf"/>
    </style:style>
    <style:style style:name="P12" style:family="paragraph" style:parent-style-name="Heading_20_3">
      <style:text-properties officeooo:paragraph-rsid="00059240"/>
    </style:style>
    <style:style style:name="P13" style:family="paragraph" style:parent-style-name="cmd_5f_root">
      <style:text-properties officeooo:paragraph-rsid="00059240"/>
    </style:style>
    <style:style style:name="P14" style:family="paragraph" style:parent-style-name="Standard">
      <style:text-properties fo:language="en" fo:country="US" officeooo:rsid="0012c0ff" officeooo:paragraph-rsid="0012c0ff"/>
    </style:style>
    <style:style style:name="P15" style:family="paragraph" style:parent-style-name="Standard">
      <style:text-properties fo:language="en" fo:country="US" officeooo:rsid="00059240" officeooo:paragraph-rsid="00059240"/>
    </style:style>
    <style:style style:name="P16" style:family="paragraph" style:parent-style-name="Standard">
      <style:paragraph-properties fo:text-align="center" style:justify-single-word="false"/>
      <style:text-properties officeooo:rsid="0012c0ff" officeooo:paragraph-rsid="0012c0ff"/>
    </style:style>
    <style:style style:name="P17" style:family="paragraph" style:parent-style-name="Standard">
      <style:paragraph-properties fo:text-align="center" style:justify-single-word="false"/>
      <style:text-properties officeooo:rsid="00059240" officeooo:paragraph-rsid="0012c0ff"/>
    </style:style>
    <style:style style:name="P18" style:family="paragraph" style:parent-style-name="Standard">
      <style:text-properties fo:language="en" fo:country="US" officeooo:rsid="0012c0ff" officeooo:paragraph-rsid="0012c0ff" fo:background-color="transparent"/>
    </style:style>
    <style:style style:name="P19" style:family="paragraph" style:parent-style-name="cmd_5f_code">
      <style:text-properties officeooo:rsid="0012c0ff" officeooo:paragraph-rsid="0012c0ff"/>
    </style:style>
    <style:style style:name="P20" style:family="paragraph" style:parent-style-name="Standard">
      <style:text-properties officeooo:paragraph-rsid="00059240"/>
    </style:style>
    <style:style style:name="P21" style:family="paragraph" style:parent-style-name="Standard">
      <style:text-properties fo:language="en" fo:country="US" officeooo:rsid="0012c68b" officeooo:paragraph-rsid="0012c68b"/>
    </style:style>
    <style:style style:name="P22" style:family="paragraph" style:parent-style-name="Standard">
      <style:text-properties fo:language="en" fo:country="US" officeooo:rsid="0012c68b" officeooo:paragraph-rsid="0012c68b" fo:background-color="transparent"/>
    </style:style>
    <style:style style:name="P23" style:family="paragraph" style:parent-style-name="cmd_5f_code">
      <style:text-properties officeooo:rsid="0012c68b" officeooo:paragraph-rsid="0012c68b"/>
    </style:style>
    <style:style style:name="P24" style:family="paragraph" style:parent-style-name="Default_5f_nt2">
      <style:text-properties officeooo:rsid="00074fb8" officeooo:paragraph-rsid="00074fb8"/>
    </style:style>
    <style:style style:name="P25" style:family="paragraph" style:parent-style-name="Standard">
      <style:text-properties officeooo:rsid="0012c68b" officeooo:paragraph-rsid="0012c68b"/>
    </style:style>
    <style:style style:name="P26" style:family="paragraph" style:parent-style-name="Standard">
      <style:text-properties fo:language="en" fo:country="US" officeooo:paragraph-rsid="000817b7"/>
    </style:style>
    <style:style style:name="P27" style:family="paragraph" style:parent-style-name="Standard">
      <style:text-properties officeooo:rsid="0013df79" officeooo:paragraph-rsid="0013df79"/>
    </style:style>
    <style:style style:name="P28" style:family="paragraph" style:parent-style-name="cmd_5f_code">
      <style:text-properties officeooo:rsid="0013df79" officeooo:paragraph-rsid="0013df79"/>
    </style:style>
    <style:style style:name="P29" style:family="paragraph" style:parent-style-name="cmd_5f_root">
      <style:text-properties officeooo:paragraph-rsid="0013df79"/>
    </style:style>
    <style:style style:name="P30" style:family="paragraph" style:parent-style-name="Standard">
      <style:text-properties fo:language="en" fo:country="US" officeooo:rsid="000a0082" officeooo:paragraph-rsid="000a0082"/>
    </style:style>
    <style:style style:name="P31" style:family="paragraph" style:parent-style-name="Standard">
      <style:text-properties fo:language="en" fo:country="US" officeooo:rsid="00143d9a" officeooo:paragraph-rsid="00143d9a"/>
    </style:style>
    <style:style style:name="P32" style:family="paragraph" style:parent-style-name="Standard">
      <style:paragraph-properties fo:text-align="center" style:justify-single-word="false"/>
      <style:text-properties fo:language="en" fo:country="US" officeooo:rsid="001ec568" officeooo:paragraph-rsid="001ec568"/>
    </style:style>
    <style:style style:name="P33" style:family="paragraph" style:parent-style-name="Standard">
      <style:paragraph-properties fo:text-align="center" style:justify-single-word="false"/>
      <style:text-properties officeooo:rsid="001e1aff" officeooo:paragraph-rsid="001e1aff"/>
    </style:style>
    <style:style style:name="P34" style:family="paragraph" style:parent-style-name="Standard">
      <style:paragraph-properties fo:text-align="center" style:justify-single-word="false"/>
      <style:text-properties officeooo:rsid="00143d9a" officeooo:paragraph-rsid="00143d9a"/>
    </style:style>
    <style:style style:name="P35" style:family="paragraph" style:parent-style-name="Standard">
      <style:paragraph-properties fo:text-align="center" style:justify-single-word="false"/>
      <style:text-properties officeooo:rsid="001ec568" officeooo:paragraph-rsid="001ec568"/>
    </style:style>
    <style:style style:name="P36" style:family="paragraph" style:parent-style-name="Standard">
      <style:paragraph-properties fo:text-align="center" style:justify-single-word="false"/>
      <style:text-properties officeooo:rsid="001d4f85" officeooo:paragraph-rsid="001d4f85"/>
    </style:style>
    <style:style style:name="P37" style:family="paragraph" style:parent-style-name="Standard">
      <style:paragraph-properties fo:text-align="center" style:justify-single-word="false"/>
      <style:text-properties officeooo:rsid="001fb0e1" officeooo:paragraph-rsid="001fb0e1"/>
    </style:style>
    <style:style style:name="P38" style:family="paragraph" style:parent-style-name="Standard">
      <style:text-properties fo:language="en" fo:country="US" officeooo:rsid="001fb0e1" officeooo:paragraph-rsid="001fb0e1" fo:background-color="transparent"/>
    </style:style>
    <style:style style:name="P39" style:family="paragraph" style:parent-style-name="Standard">
      <style:text-properties officeooo:rsid="001fb0e1" officeooo:paragraph-rsid="001fb0e1"/>
    </style:style>
    <style:style style:name="P40" style:family="paragraph" style:parent-style-name="cmd_5f_code_20_Start">
      <style:text-properties officeooo:rsid="001fb0e1" officeooo:paragraph-rsid="001fb0e1"/>
    </style:style>
    <style:style style:name="P41" style:family="paragraph" style:parent-style-name="cmd_5f_code">
      <style:text-properties officeooo:rsid="001fb0e1" officeooo:paragraph-rsid="001fb0e1"/>
    </style:style>
    <style:style style:name="P42" style:family="paragraph" style:parent-style-name="Standard">
      <style:text-properties fo:language="en" fo:country="US" officeooo:rsid="000add01" officeooo:paragraph-rsid="000add01" fo:background-color="transparent"/>
    </style:style>
    <style:style style:name="P43" style:family="paragraph" style:parent-style-name="cmd_5f_code_20_Start">
      <style:text-properties officeooo:rsid="000add01" officeooo:paragraph-rsid="000add01"/>
    </style:style>
    <style:style style:name="P44" style:family="paragraph" style:parent-style-name="Standard">
      <style:text-properties fo:language="en" fo:country="US" officeooo:rsid="000b8cd9" officeooo:paragraph-rsid="000b8cd9" fo:background-color="transparent"/>
    </style:style>
    <style:style style:name="P45" style:family="paragraph" style:parent-style-name="Standard">
      <style:paragraph-properties fo:text-align="center" style:justify-single-word="false"/>
      <style:text-properties officeooo:rsid="000b8cd9" officeooo:paragraph-rsid="000b8cd9"/>
    </style:style>
    <style:style style:name="P46" style:family="paragraph" style:parent-style-name="cmd_5f_code">
      <style:text-properties officeooo:rsid="000b8cd9"/>
    </style:style>
    <style:style style:name="P47" style:family="paragraph" style:parent-style-name="cmd_5f_code">
      <style:text-properties officeooo:rsid="000b8cd9" officeooo:paragraph-rsid="000b8cd9"/>
    </style:style>
    <style:style style:name="P48" style:family="paragraph" style:parent-style-name="Standard">
      <style:text-properties fo:language="en" fo:country="US" officeooo:rsid="000d2b27" officeooo:paragraph-rsid="000d2b27" fo:background-color="transparent"/>
    </style:style>
    <style:style style:name="P49" style:family="paragraph" style:parent-style-name="Standard" style:list-style-name="L1"/>
    <style:style style:name="P50" style:family="paragraph" style:parent-style-name="Standard">
      <style:paragraph-properties fo:text-align="center" style:justify-single-word="false"/>
      <style:text-properties officeooo:rsid="000d2b27" officeooo:paragraph-rsid="000d2b27"/>
    </style:style>
    <style:style style:name="P51" style:family="paragraph" style:parent-style-name="Standard">
      <style:text-properties fo:language="en" fo:country="US" officeooo:paragraph-rsid="000d2b27" fo:background-color="transparent"/>
    </style:style>
    <style:style style:name="P52" style:family="paragraph" style:parent-style-name="cmd_5f_code">
      <style:text-properties officeooo:rsid="000d2b27" officeooo:paragraph-rsid="000d2b27"/>
    </style:style>
    <style:style style:name="T1" style:family="text">
      <style:text-properties officeooo:rsid="00109aaf"/>
    </style:style>
    <style:style style:name="T2" style:family="text">
      <style:text-properties officeooo:rsid="0020b5f7"/>
    </style:style>
    <style:style style:name="T3" style:family="text">
      <style:text-properties officeooo:rsid="00044380"/>
    </style:style>
    <style:style style:name="T4" style:family="text">
      <style:text-properties officeooo:rsid="0003090e"/>
    </style:style>
    <style:style style:name="T5" style:family="text">
      <style:text-properties officeooo:rsid="0018d678"/>
    </style:style>
    <style:style style:name="T6" style:family="text">
      <style:text-properties fo:language="en" fo:country="US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size="10.5pt"/>
    </style:style>
    <style:style style:name="T10" style:family="text">
      <style:text-properties officeooo:rsid="00122b8a"/>
    </style:style>
    <style:style style:name="T11" style:family="text">
      <style:text-properties officeooo:rsid="00059240"/>
    </style:style>
    <style:style style:name="T12" style:family="text">
      <style:text-properties officeooo:rsid="0012c0ff"/>
    </style:style>
    <style:style style:name="T13" style:family="text">
      <style:text-properties officeooo:rsid="0012c68b"/>
    </style:style>
    <style:style style:name="T14" style:family="text">
      <style:text-properties officeooo:rsid="00074fb8" fo:background-color="transparent" loext:char-shading-value="0"/>
    </style:style>
    <style:style style:name="T15" style:family="text">
      <style:text-properties officeooo:rsid="0012c68b" fo:background-color="transparent" loext:char-shading-value="0"/>
    </style:style>
    <style:style style:name="T16" style:family="text">
      <style:text-properties officeooo:rsid="0013df79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817b7" fo:background-color="transparent" loext:char-shading-value="0"/>
    </style:style>
    <style:style style:name="T19" style:family="text">
      <style:text-properties officeooo:rsid="0013df79"/>
    </style:style>
    <style:style style:name="T20" style:family="text">
      <style:text-properties officeooo:rsid="00143d9a"/>
    </style:style>
    <style:style style:name="T21" style:family="text">
      <style:text-properties officeooo:rsid="001fb0e1"/>
    </style:style>
    <style:style style:name="T22" style:family="text">
      <style:text-properties fo:font-style="normal" officeooo:rsid="0013df79" style:font-style-asian="normal" style:font-style-complex="normal"/>
    </style:style>
    <style:style style:name="T23" style:family="text">
      <style:text-properties officeooo:rsid="001b407d"/>
    </style:style>
    <style:style style:name="T24" style:family="text">
      <style:text-properties officeooo:rsid="001d4f85"/>
    </style:style>
    <style:style style:name="T25" style:family="text">
      <style:text-properties officeooo:rsid="000add01"/>
    </style:style>
    <style:style style:name="T26" style:family="text">
      <style:text-properties officeooo:rsid="000b8cd9"/>
    </style:style>
    <style:style style:name="T27" style:family="text">
      <style:text-properties officeooo:rsid="000d2b27"/>
    </style:style>
    <style:style style:name="T28" style:family="text">
      <style:text-properties fo:language="en" fo:country="US" fo:font-weight="bold" officeooo:rsid="000d2b27" fo:background-color="transparent" loext:char-shading-value="0" style:font-weight-asian="bold" style:font-weight-complex="bold"/>
    </style:style>
    <style:style style:name="T29" style:family="text">
      <style:text-properties fo:language="en" fo:country="US" officeooo:rsid="000d2b27" fo:background-color="transparent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text:style-name="Outline">
        <text:list-item>
          <text:h text:style-name="P1" text:outline-level="1"><text:bookmark-start text:name="_scpi_subsys_cap"/><text:span text:style-name="T1">CAP</text:span><text:span text:style-name="T2">ACITY</text:span><text:span text:style-name="T3"> subsystem</text:span><text:bookmark-end text:name="_scpi_subsys_cap"/></text:h>
        </text:list-item>
      </text:list>
      <text:p text:style-name="P2">The <text:span text:style-name="T4">SOURce:</text:span><text:span text:style-name="T1">CAPacity</text:span> subsystem controls the <text:span text:style-name="T1">capacity measurements and limit</text:span><text:span text:style-name="T5">s</text:span>. <text:span text:style-name="T1">Capacity measurements are accumulated measurements over time (e.g. mAh, Wh) when the load is turned on.</text:span></text:p>
      <text:p text:style-name="P2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[SOURce]:CAPacity[:STATe]</text:h>
                </text:list-item>
              </text:list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 table:number-columns-repeated="4"/>
        <table:table-row>
          <table:table-cell table:style-name="Table77.A1" office:value-type="string">
            <text:p text:style-name="Default_5f_nt2">Syntax</text:p>
          </table:table-cell>
          <table:table-cell table:style-name="Table77.A1" table:number-columns-spanned="4" office:value-type="string">
            <text:p text:style-name="cmd_5f_root">[<text:bookmark-start text:name="_scpi_cap"/>SOURce]:CAPacity[:STATe]<text:bookmark-end text:name="_scpi_cap"/> {&lt;bool&gt;}</text:p>
            <text:p text:style-name="P3"><text:bookmark-start text:name="_scpi_cap2"/>[SOURce]:CAPacity[:STATe]?<text:bookmark-end text:name="_scpi_cap2"/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Description</text:p>
          </table:table-cell>
          <table:table-cell table:style-name="Table77.A1" table:number-columns-spanned="4" office:value-type="string">
            <text:p text:style-name="P4">This command enables or disables the <text:span text:style-name="T1">capacity measurements and limits when the load is in the ON state. Capacity measurement always stops when the load is in the OFF state.</text:span></text:p>
            <text:p text:style-name="Standard"><text:span text:style-name="T6"/></text:p>
            <text:p text:style-name="P5">When this state is OFF the capacity limits are also not enforced.</text:p>
          </table:table-cell>
          <table:covered-table-cell/>
          <table:covered-table-cell/>
          <table:covered-table-cell/>
        </table:table-row>
        <table:table-row>
          <table:table-cell table:style-name="Table77.A1" table:number-rows-spanned="2" office:value-type="string">
            <text:p text:style-name="Default_5f_nt2">Parameters</text:p>
          </table:table-cell>
          <table:table-cell table:style-name="Table77.B3" office:value-type="string">
            <text:p text:style-name="P6">Name</text:p>
          </table:table-cell>
          <table:table-cell table:style-name="Table77.B3" office:value-type="string">
            <text:p text:style-name="P6">Type</text:p>
          </table:table-cell>
          <table:table-cell table:style-name="Table77.B3" office:value-type="string">
            <text:p text:style-name="P6">Range</text:p>
          </table:table-cell>
          <table:table-cell table:style-name="Table77.B3" office:value-type="string">
            <text:p text:style-name="P6">Default</text:p>
          </table:table-cell>
        </table:table-row>
        <table:table-row>
          <table:covered-table-cell table:style-name="Table77.A1"/>
          <table:table-cell table:style-name="Table77.A1" office:value-type="string">
            <text:p text:style-name="Standard">&lt;bool&gt;</text:p>
          </table:table-cell>
          <table:table-cell table:style-name="Table77.A1" office:value-type="string">
            <text:p text:style-name="P7">Boolean</text:p>
          </table:table-cell>
          <table:table-cell table:style-name="Table77.A1" office:value-type="string">
            <text:p text:style-name="P7">ON|OFF|0|1</text:p>
          </table:table-cell>
          <table:table-cell table:style-name="Table77.A1" office:value-type="string">
            <text:p text:style-name="P8">ON</text:p>
          </table:table-cell>
        </table:table-row>
        <table:table-row>
          <table:table-cell table:style-name="Table77.A1" office:value-type="string">
            <text:p text:style-name="Default_5f_nt2">Return</text:p>
          </table:table-cell>
          <table:table-cell table:style-name="Table77.A1" table:number-columns-spanned="4" office:value-type="string">
            <text:p text:style-name="P4">The query command returns 0 if the <text:span text:style-name="T1">measurement state</text:span> is <text:span text:style-name="T1">enabled</text:span>, and 1 if the <text:span text:style-name="T1">measurement state</text:span> is <text:span text:style-name="T1">enabled</text:span>, <text:span text:style-name="T1">independent of the state of the load.</text:span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77.A1" table:number-columns-spanned="4" office:value-type="string">
            <text:p text:style-name="Standard">Set <text:span text:style-name="T1">capacity measurement status to enabled and check it</text:span>:</text:p>
            <text:p text:style-name="P9">CAP 1</text:p>
            <text:p text:style-name="P10">CAP?</text:p>
            <text:p text:style-name="cmd_5f_code_5f_single">1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Errors</text:p>
          </table:table-cell>
          <table:table-cell table:style-name="Table77.A1" table:number-columns-spanned="4" office:value-type="string">
            <text:p text:style-name="cmd_5f_code"><text:span text:style-name="T9"/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Related Commands</text:p>
          </table:table-cell>
          <table:table-cell table:style-name="Table77.A1" table:number-columns-spanned="4" office:value-type="string">
            <text:p text:style-name="P11">[SOURce:]INPut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2" text:outline-level="3">[SOURce]:CAPacity:LIMit[:ENable]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<text:bookmark-start text:name="_scpi_cap_lim"/>[SOURce]:CAPacity:LIMit<text:bookmark-end text:name="_scpi_cap_lim"/>[:ENable] {&lt;<text:span text:style-name="T10">bool</text:span>&gt;} </text:p>
            <text:p text:style-name="P13"><text:bookmark-start text:name="_scpi_cap_lim2"/><text:span text:style-name="T11">[SOURce]:CAPacity:LIMit</text:span><text:bookmark-end text:name="_scpi_cap_lim2"/><text:span text:style-name="T11">[:ENable]?</text:span> 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P2">This command <text:span text:style-name="T10">enables or disables the capacity threshold limit</text:span><text:span text:style-name="T12">s checks</text:span><text:span text:style-name="T10">. When one of the limits is reached the load is turned OFF </text:span><text:span text:style-name="T12">and the limit protection is set.</text:span></text:p>
            <text:p text:style-name="P2"/>
            <text:p text:style-name="P14">The query returns whether the capacity limit check is enabled or disabled.</text:p>
            <text:p text:style-name="P2"/>
            <text:p text:style-name="P15">*RST resets the mode to <text:span text:style-name="T12">ON</text:span></text:p>
          </table:table-cell>
          <table:covered-table-cell/>
          <table:covered-table-cell/>
          <table:covered-table-cell/>
        </table:table-row>
        <table:table-row>
          <table:table-cell table:style-name="Table3.A1" table:number-rows-spanned="2" office:value-type="string">
            <text:p text:style-name="Default_5f_nt2">Parameters</text:p>
          </table:table-cell>
          <table:table-cell table:style-name="Table3.B3" office:value-type="string">
            <text:p text:style-name="P6">Name</text:p>
          </table:table-cell>
          <table:table-cell table:style-name="Table3.B3" office:value-type="string">
            <text:p text:style-name="P6">Type</text:p>
          </table:table-cell>
          <table:table-cell table:style-name="Table3.B3" office:value-type="string">
            <text:p text:style-name="P6">Range</text:p>
          </table:table-cell>
          <table:table-cell table:style-name="Table3.B3" office:value-type="string">
            <text:p text:style-name="P6">Default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Standard">&lt;<text:span text:style-name="T12">bool</text:span>&gt;</text:p>
          </table:table-cell>
          <table:table-cell table:style-name="Table3.A1" office:value-type="string">
            <text:p text:style-name="P16">Boolean</text:p>
          </table:table-cell>
          <table:table-cell table:style-name="Table3.A1" office:value-type="string">
            <text:p text:style-name="P17">ON|OFF|0|1</text:p>
          </table:table-cell>
          <table:table-cell table:style-name="Table3.A1" office:value-type="string">
            <text:p text:style-name="P16">ON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3.A1" table:number-columns-spanned="4" office:value-type="string">
            <text:p text:style-name="cmd_5f_code"><text:span text:style-name="T12">CAP</text:span><text:span text:style-name="T11">?</text:span></text:p>
            <text:p text:style-name="P19">1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cmd_5f_code"><text:span text:style-name="T9"/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[SOURce]:CAPacity:LIMit:CLEar/<text:span text:style-name="T13">TRIPped?</text:span>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Default_5f_nt2">Syntax</text:p>
          </table:table-cell>
          <table:table-cell table:style-name="Table14.A1" office:value-type="string">
            <text:p text:style-name="cmd_5f_root"><text:bookmark-start text:name="_scpi_cap_lim_clear"/>[SOURce]:CAPacity:LIMit:CLEar<text:bookmark-end text:name="_scpi_cap_lim_clear"/></text:p>
            <text:p text:style-name="cmd_5f_root"><text:bookmark-start text:name="_scpi_cap_lim_trip"/>[SOURce]:CAPacity:LIMit:TRIPped?<text:bookmark-end text:name="_scpi_cap_lim_trip"/></text:p>
          </table:table-cell>
        </table:table-row>
        <table:table-row>
          <table:table-cell table:style-name="Table14.A1" office:value-type="string">
            <text:p text:style-name="Default_5f_nt2">Description</text:p>
          </table:table-cell>
          <table:table-cell table:style-name="Table14.A1" office:value-type="string">
            <text:p text:style-name="P2">This command <text:span text:style-name="T14">clears the </text:span><text:span text:style-name="T15">capacity limit protection </text:span><text:span text:style-name="T16">if set.</text:span></text:p>
            <text:p text:style-name="P2"><text:span text:style-name="T15"/></text:p>
            <text:p text:style-name="P21"><text:span text:style-name="T14">T</text:span><text:span text:style-name="T17">he query returns whether the capacity limit is set (tripped).</text:span></text:p>
          </table:table-cell>
        </table:table-row>
        <table:table-row>
          <table:table-cell table:style-name="Table14.A1" office:value-type="string">
            <text:p text:style-name="Default_5f_nt2">Return</text:p>
          </table:table-cell>
          <table:table-cell table:style-name="Table14.A1" office:value-type="string">
            <text:p text:style-name="P22">The query returns 1 when a capacity limit is reached, 0 otherwise.</text:p>
          </table:table-cell>
        </table:table-row>
        <table:table-row>
          <table:table-cell table:style-name="Table14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14.A1" office:value-type="string">
            <text:p text:style-name="P23">CAP 1</text:p>
            <text:p text:style-name="P23">CAP:LIM 1</text:p>
            <text:p text:style-name="P23">CAP:LIM?</text:p>
            <text:p text:style-name="P23">0</text:p>
          </table:table-cell>
        </table:table-row>
        <table:table-row>
          <table:table-cell table:style-name="Table14.A1" office:value-type="string">
            <text:p text:style-name="P24">Errors</text:p>
          </table:table-cell>
          <table:table-cell table:style-name="Table14.A1" office:value-type="string">
            <text:p text:style-name="Standard"/>
          </table:table-cell>
        </table:table-row>
        <table:table-row>
          <table:table-cell table:style-name="Table14.A1" office:value-type="string">
            <text:p text:style-name="Default_5f_nt2">Related Commands</text:p>
          </table:table-cell>
          <table:table-cell table:style-name="Table14.A1" office:value-type="string">
            <text:p text:style-name="P25">[SOURce]:CAPacity:LIMit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[SOURce]:CAPacity:ZERO</text:h>
                </text:list-item>
              </text:list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row>
          <table:table-cell table:style-name="Table81.A1" office:value-type="string">
            <text:p text:style-name="Default_5f_nt2">Syntax</text:p>
          </table:table-cell>
          <table:table-cell table:style-name="Table81.A1" office:value-type="string">
            <text:p text:style-name="cmd_5f_root"><text:bookmark-start text:name="_scpi_cap_zero"/>[SOURce]:CAPacity:ZERO<text:bookmark-end text:name="_scpi_cap_zero"/></text:p>
          </table:table-cell>
        </table:table-row>
        <table:table-row>
          <table:table-cell table:style-name="Table81.A1" office:value-type="string">
            <text:p text:style-name="Default_5f_nt2">Description</text:p>
          </table:table-cell>
          <table:table-cell table:style-name="Table81.A1" office:value-type="string">
            <text:p text:style-name="P26"><text:span text:style-name="T18">Th</text:span><text:span text:style-name="T16">is command set all capacity measurements to 0.</text:span></text:p>
          </table:table-cell>
        </table:table-row>
        <table:table-row>
          <table:table-cell table:style-name="Table81.A1" office:value-type="string">
            <text:p text:style-name="Default_5f_nt2">Return</text:p>
          </table:table-cell>
          <table:table-cell table:style-name="Table81.A1" office:value-type="string">
            <text:p text:style-name="P27">None</text:p>
          </table:table-cell>
        </table:table-row>
        <table:table-row>
          <table:table-cell table:style-name="Table81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81.A1" office:value-type="string">
            <text:p text:style-name="P28">CAP:ZERO</text:p>
          </table:table-cell>
        </table:table-row>
        <table:table-row>
          <table:table-cell table:style-name="Table81.A1" office:value-type="string">
            <text:p text:style-name="Default_5f_nt2">Errors</text:p>
          </table:table-cell>
          <table:table-cell table:style-name="Table81.A1" office:value-type="string">
            <text:p text:style-name="cmd_5f_code"/>
          </table:table-cell>
        </table:table-row>
        <table:table-row>
          <table:table-cell table:style-name="Table81.A1" office:value-type="string">
            <text:p text:style-name="Default_5f_nt2">Related Commands</text:p>
          </table:table-cell>
          <table:table-cell table:style-name="Table81.A1" office:value-type="string">
            <text:p text:style-name="Standard">[SOURce]:INPut:<text:span text:style-name="T19">CAPacity 1</text:span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[SOURce]:CAPacity:LIMit:<text:span text:style-name="T19">*</text:span>:STOP</text:h>
                </text:list-item>
              </text:list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3"/>
        <table:table-column table:style-name="Table164.E" table:number-columns-repeated="2"/>
        <table:table-row>
          <table:table-cell table:style-name="Table164.A1" office:value-type="string">
            <text:p text:style-name="Default_5f_nt2">Syntax</text:p>
          </table:table-cell>
          <table:table-cell table:style-name="Table164.A1" table:number-columns-spanned="5" office:value-type="string">
            <text:p text:style-name="cmd_5f_root"><text:bookmark-start text:name="_scpi_cap_lim_ah"/>[SOURce]:CAPacity:LIMit:AH[:STOP]<text:bookmark-end text:name="_scpi_cap_lim_ah"/> <text:s/><text:span text:style-name="T20">{</text:span>&lt;<text:span text:style-name="T20">AhStop&gt;}</text:span></text:p>
            <text:p text:style-name="P29"><text:bookmark-start text:name="_scpi_cap_lim_ah2"/>[SOURce]:CAPacity:LIMit:AH[:STOP]?<text:bookmark-end text:name="_scpi_cap_lim_ah2"/></text:p>
            <text:p text:style-name="P29"><text:bookmark-start text:name="_scpi_cap_lim_time"/>[SOURce]:CAPacity:LIMit:<text:span text:style-name="T19">TIMe</text:span>[:STOP]<text:bookmark-end text:name="_scpi_cap_lim_time"/> <text:span text:style-name="T20">{&lt;TimeStop&gt;}</text:span></text:p>
            <text:p text:style-name="P29"><text:bookmark-start text:name="_scpi_cap_lim_time2"/>[SOURce]:CAPacity:LIMit:<text:span text:style-name="T19">TIMe[</text:span>:STOP]?<text:bookmark-end text:name="_scpi_cap_lim_time2"/></text:p>
            <text:p text:style-name="P29"><text:bookmark-start text:name="_scpi_cap_lim_volt"/>[SOURce]:CAPacity:LIMit:<text:span text:style-name="T19">VOLTage</text:span>[:STOP]<text:bookmark-end text:name="_scpi_cap_lim_volt"/> <text:span text:style-name="T20">{&lt;VoltStop&gt;}</text:span></text:p>
            <text:p text:style-name="P29"><text:bookmark-start text:name="_scpi_cap_lim_volt2"/>[SOURce]:CAPacity:LIMit:<text:span text:style-name="T19">VOLTage[</text:span>:STOP]?<text:bookmark-end text:name="_scpi_cap_lim_volt2"/></text:p>
            <text:p text:style-name="P29"><text:bookmark-start text:name="_scpi_cap_lim_wh"/>[SOURce]:CAPacity:LIMit:<text:span text:style-name="T19">WH</text:span>[:STOP]<text:bookmark-end text:name="_scpi_cap_lim_wh"/> <text:span text:style-name="T20">{&lt;WhStop&gt;}</text:span></text:p>
            <text:p text:style-name="P29"><text:bookmark-start text:name="_scpi_cap_lim_wh2"/>[SOURce]:CAPacity:LIMit:<text:span text:style-name="T19">W</text:span><text:span text:style-name="T21">H</text:span><text:span text:style-name="T19">[</text:span>:STOP]?<text:bookmark-end text:name="_scpi_cap_lim_wh2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Description</text:p>
          </table:table-cell>
          <table:table-cell table:style-name="Table164.A1" table:number-columns-spanned="5" office:value-type="string">
            <text:p text:style-name="P30">Th<text:span text:style-name="T19">ese</text:span> command<text:span text:style-name="T19">s set the capacity limits for Ah, Time, Voltage and Wh.</text:span> <text:span text:style-name="T22">For Ah, Time and Wh these limit specify a max value. If any of these values is exceeded the capacity limit state is set. The voltage is specified as a minimum (under voltage). If the voltage drops below the given value the capacity limit it triggered.</text:span></text:p>
            <text:p text:style-name="P30"><text:span text:style-name="T22"/></text:p>
            <text:p text:style-name="P31"><text:span text:style-name="T22">T</text:span><text:span text:style-name="T7">he qeuries return the set limit of the corresponding valu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4.A1" table:number-rows-spanned="5" office:value-type="string">
            <text:p text:style-name="Default_5f_nt2">Parameters</text:p>
          </table:table-cell>
          <table:table-cell table:style-name="Table164.B3" office:value-type="string">
            <text:p text:style-name="P6">Name</text:p>
          </table:table-cell>
          <table:table-cell table:style-name="Table164.B3" office:value-type="string">
            <text:p text:style-name="P6">Type</text:p>
          </table:table-cell>
          <table:table-cell table:style-name="Table164.B3" office:value-type="string">
            <text:p text:style-name="P6">Range</text:p>
          </table:table-cell>
          <table:table-cell table:style-name="Table164.B3" office:value-type="string">
            <text:p text:style-name="P6">Default</text:p>
          </table:table-cell>
          <table:table-cell table:style-name="Table164.B3" office:value-type="string">
            <text:p text:style-name="P32">Unit</text:p>
          </table:table-cell>
        </table:table-row>
        <table:table-row>
          <table:covered-table-cell table:style-name="Table164.A1"/>
          <table:table-cell table:style-name="Table164.A1" office:value-type="string">
            <text:p text:style-name="Standard">&lt;<text:span text:style-name="T20">AhStop</text:span>&gt;</text:p>
          </table:table-cell>
          <table:table-cell table:style-name="Table164.A1" office:value-type="string">
            <text:p text:style-name="P33">NR2</text:p>
          </table:table-cell>
          <table:table-cell table:style-name="Table164.A1" office:value-type="string">
            <text:p text:style-name="P34">0.001-3600.<text:span text:style-name="T23">0</text:span></text:p>
          </table:table-cell>
          <table:table-cell table:style-name="Table164.A1" office:value-type="string">
            <text:p text:style-name="P34">10.<text:span text:style-name="T23">0</text:span></text:p>
          </table:table-cell>
          <table:table-cell table:style-name="Table164.A1" office:value-type="string">
            <text:p text:style-name="P35">Ah</text:p>
          </table:table-cell>
        </table:table-row>
        <table:table-row>
          <table:covered-table-cell table:style-name="Table164.A1"/>
          <table:table-cell table:style-name="Table164.A1" office:value-type="string">
            <text:p text:style-name="Standard">&lt;<text:span text:style-name="T24">Time</text:span><text:span text:style-name="T20">Stop</text:span>&gt;</text:p>
          </table:table-cell>
          <table:table-cell table:style-name="Table164.A1" office:value-type="string">
            <text:p text:style-name="P36">Integer</text:p>
          </table:table-cell>
          <table:table-cell table:style-name="Table164.A1" office:value-type="string">
            <text:p text:style-name="P34">1-864000</text:p>
          </table:table-cell>
          <table:table-cell table:style-name="Table164.A1" office:value-type="string">
            <text:p text:style-name="P34">86400</text:p>
          </table:table-cell>
          <table:table-cell table:style-name="Table164.A1" office:value-type="string">
            <text:p text:style-name="P35">s</text:p>
          </table:table-cell>
        </table:table-row>
        <table:table-row>
          <table:covered-table-cell table:style-name="Table164.A1"/>
          <table:table-cell table:style-name="Table164.A1" office:value-type="string">
            <text:p text:style-name="Standard">&lt;<text:span text:style-name="T21">VoltStop&gt;</text:span></text:p>
          </table:table-cell>
          <table:table-cell table:style-name="Table164.A1" office:value-type="string">
            <text:p text:style-name="P37">NR2</text:p>
          </table:table-cell>
          <table:table-cell table:style-name="Table164.A1" office:value-type="string">
            <text:p text:style-name="P37">0.5-80</text:p>
          </table:table-cell>
          <table:table-cell table:style-name="Table164.A1" office:value-type="string">
            <text:p text:style-name="P37">3.0</text:p>
          </table:table-cell>
          <table:table-cell table:style-name="Table164.A1" office:value-type="string">
            <text:p text:style-name="P37">V</text:p>
          </table:table-cell>
        </table:table-row>
        <table:table-row>
          <table:covered-table-cell table:style-name="Table164.A1"/>
          <table:table-cell table:style-name="Table164.A1" office:value-type="string">
            <text:p text:style-name="Standard">&lt;<text:span text:style-name="T21">Wh</text:span><text:span text:style-name="T20">Stop</text:span>&gt;</text:p>
          </table:table-cell>
          <table:table-cell table:style-name="Table164.A1" office:value-type="string">
            <text:p text:style-name="P37">NR2</text:p>
          </table:table-cell>
          <table:table-cell table:style-name="Table164.A1" office:value-type="string">
            <text:p text:style-name="P34"><text:span text:style-name="T21">0.00</text:span>1-<text:span text:style-name="T21">3600</text:span></text:p>
          </table:table-cell>
          <table:table-cell table:style-name="Table164.A1" office:value-type="string">
            <text:p text:style-name="P37">10</text:p>
          </table:table-cell>
          <table:table-cell table:style-name="Table164.A1" office:value-type="string">
            <text:p text:style-name="P37">Wh</text:p>
          </table:table-cell>
        </table:table-row>
        <table:table-row>
          <table:table-cell table:style-name="Table164.A1" office:value-type="string">
            <text:p text:style-name="Default_5f_nt2">Return</text:p>
          </table:table-cell>
          <table:table-cell table:style-name="Table164.A1" table:number-columns-spanned="5" office:value-type="string">
            <text:p text:style-name="P38">The request return the set values for the corresponding limi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164.A1" table:number-columns-spanned="5" office:value-type="string">
            <text:p text:style-name="P39">Set the capacity limit to max. 100mAh, max. 1 hour, max. 250mWh and min. 3.1V and activate the capacity limit enforcement and the capacity measurements. </text:p>
            <text:p text:style-name="P40">CAP:LIM:AH 0.1</text:p>
            <text:p text:style-name="P41">CAP:LIM:TIM 3600</text:p>
            <text:p text:style-name="P41">CAP:LIM:WH 0.25</text:p>
            <text:p text:style-name="P41">CAP:LIM:VOLT 3.1</text:p>
            <text:p text:style-name="P41">CAP:LIM 1</text:p>
            <text:p text:style-name="P41">CAP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Related Commands</text:p>
          </table:table-cell>
          <table:table-cell table:style-name="Table164.A1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[SOURce]:INPut:PROTection:WDOG:CLEar/<text:span text:style-name="T25">TRIPped?</text:span></text:h>
                </text:list-item>
              </text:list>
            </text:list-item>
          </text:list>
        </text:list-item>
      </text:list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Default_5f_nt2">Syntax</text:p>
          </table:table-cell>
          <table:table-cell table:style-name="Table28.A1" office:value-type="string">
            <text:p text:style-name="cmd_5f_root">[SOURce]:INPut:PROTection:WDOG:CLEar</text:p>
            <text:p text:style-name="cmd_5f_root">[SOURce]:INPut:PROTection:WDOG:<text:span text:style-name="T25">TRIPped?</text:span></text:p>
          </table:table-cell>
        </table:table-row>
        <table:table-row>
          <table:table-cell table:style-name="Table28.A1" office:value-type="string">
            <text:p text:style-name="Default_5f_nt2">Description</text:p>
          </table:table-cell>
          <table:table-cell table:style-name="Table28.A1" office:value-type="string">
            <text:p text:style-name="P4">This command clears the latched protection status that disables the output when a <text:span text:style-name="T25">SCPI watchdog timeout is reached</text:span>. <text:span text:style-name="T25">Note the watchdog is NOT turned of and will trigger again if activity or PET commands are not detected within the set delay.</text:span></text:p>
            <text:p text:style-name="P4"/>
            <text:p text:style-name="P42">The query returns whether the SCPI watchdog condition is set.</text:p>
          </table:table-cell>
        </table:table-row>
        <table:table-row>
          <table:table-cell table:style-name="Table28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28.A1" office:value-type="string">
            <text:p text:style-name="Standard">The following command clears the <text:span text:style-name="T25">SCPI watchdog </text:span>status:</text:p>
            <text:p text:style-name="P43">INP:WDOG:CLE</text:p>
          </table:table-cell>
        </table:table-row>
        <table:table-row>
          <table:table-cell table:style-name="Table28.A1" office:value-type="string">
            <text:p text:style-name="Default_5f_nt2">Related Commands</text:p>
          </table:table-cell>
          <table:table-cell table:style-name="Table28.A1" office:value-type="string">
            <text:p text:style-name="Standard">[SOURce]:INPut:PROTection:WDOG</text:p>
            <text:p text:style-name="Standard">[SOURce]:INPut:PROTection:<text:span text:style-name="T25">TYPe</text:span></text:p>
            <text:p text:style-name="Standard">[SOURce]:INPut:PROTection:<text:span text:style-name="T25">DELay</text:span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[SOURce]:INPut:PROTection:WDOG:DELay</text:h>
                </text:list-item>
              </text:list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 table:number-columns-repeated="4"/>
        <table:table-row>
          <table:table-cell table:style-name="Table76.A1" office:value-type="string">
            <text:p text:style-name="Default_5f_nt2">Syntax</text:p>
          </table:table-cell>
          <table:table-cell table:style-name="Table76.A1" table:number-columns-spanned="4" office:value-type="string">
            <text:p text:style-name="cmd_5f_root">[SOURce]:INPut:PROTection:WDOG:DELay {&lt;<text:span text:style-name="T26">delay</text:span>&gt;}</text:p>
            <text:p text:style-name="cmd_5f_root">[SOURce]:INPut:PROTection:WDOG:DELay?</text:p>
          </table:table-cell>
          <table:covered-table-cell/>
          <table:covered-table-cell/>
          <table:covered-table-cell/>
        </table:table-row>
        <table:table-row>
          <table:table-cell table:style-name="Table76.A1" office:value-type="string">
            <text:p text:style-name="Default_5f_nt2">Description</text:p>
          </table:table-cell>
          <table:table-cell table:style-name="Table76.A1" table:number-columns-spanned="4" office:value-type="string">
            <text:p text:style-name="P4">This command <text:span text:style-name="T26">set the SCPI watchdog timeout delay in seconds.</text:span></text:p>
            <text:p text:style-name="P4"/>
            <text:p text:style-name="P44">The query returns the current set delay in seconds.</text:p>
          </table:table-cell>
          <table:covered-table-cell/>
          <table:covered-table-cell/>
          <table:covered-table-cell/>
        </table:table-row>
        <table:table-row>
          <table:table-cell table:style-name="Table76.A1" table:number-rows-spanned="2" office:value-type="string">
            <text:p text:style-name="Default_5f_nt2">Parameters</text:p>
          </table:table-cell>
          <table:table-cell table:style-name="Table76.B3" office:value-type="string">
            <text:p text:style-name="P6">Name</text:p>
          </table:table-cell>
          <table:table-cell table:style-name="Table76.B3" office:value-type="string">
            <text:p text:style-name="P6">Type</text:p>
          </table:table-cell>
          <table:table-cell table:style-name="Table76.B3" office:value-type="string">
            <text:p text:style-name="P6">Range</text:p>
          </table:table-cell>
          <table:table-cell table:style-name="Table76.B3" office:value-type="string">
            <text:p text:style-name="P6">Default</text:p>
          </table:table-cell>
        </table:table-row>
        <table:table-row>
          <table:covered-table-cell table:style-name="Table76.A1"/>
          <table:table-cell table:style-name="Table76.A1" office:value-type="string">
            <text:p text:style-name="Standard">&lt;<text:span text:style-name="T26">delay</text:span>&gt;</text:p>
          </table:table-cell>
          <table:table-cell table:style-name="Table76.A1" office:value-type="string">
            <text:p text:style-name="P45">Integer</text:p>
          </table:table-cell>
          <table:table-cell table:style-name="Table76.A1" office:value-type="string">
            <text:p text:style-name="P45">0-3600</text:p>
          </table:table-cell>
          <table:table-cell table:style-name="Table76.A1" office:value-type="string">
            <text:p text:style-name="P45">10</text:p>
          </table:table-cell>
        </table:table-row>
        <table:table-row>
          <table:table-cell table:style-name="Table76.A1" office:value-type="string">
            <text:p text:style-name="Default_5f_nt2">Return</text:p>
          </table:table-cell>
          <table:table-cell table:style-name="Table76.A1" table:number-columns-spanned="4" office:value-type="string">
            <text:p text:style-name="P4">The query command returns <text:span text:style-name="T26">the number of seconds the delay is set to, independent of the status of the watchdog.</text:span></text:p>
          </table:table-cell>
          <table:covered-table-cell/>
          <table:covered-table-cell/>
          <table:covered-table-cell/>
        </table:table-row>
        <table:table-row>
          <table:table-cell table:style-name="Table76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76.A1" table:number-columns-spanned="4" office:value-type="string">
            <text:p text:style-name="P46">INP:WDOG:DEL 5</text:p>
            <text:p text:style-name="cmd_5f_code_20_Start"><text:span text:style-name="T26">INP:WDOG:DEL</text:span>?</text:p>
            <text:p text:style-name="P47">5</text:p>
          </table:table-cell>
          <table:covered-table-cell/>
          <table:covered-table-cell/>
          <table:covered-table-cell/>
        </table:table-row>
        <table:table-row>
          <table:table-cell table:style-name="Table76.A1" office:value-type="string">
            <text:p text:style-name="Default_5f_nt2">Related Commands</text:p>
          </table:table-cell>
          <table:table-cell table:style-name="Table76.A1" table:number-columns-spanned="4" office:value-type="string">
            <text:p text:style-name="P44">INP:WDOG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[SOURce]:INPut:PROTection:WDOG:PET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Default_5f_nt2">Syntax</text:p>
          </table:table-cell>
          <table:table-cell table:style-name="Table2.A1" office:value-type="string">
            <text:p text:style-name="cmd_5f_root">[SOURce]:INPut:PROTection:WDOG:PET</text:p>
          </table:table-cell>
        </table:table-row>
        <table:table-row>
          <table:table-cell table:style-name="Table2.A1" office:value-type="string">
            <text:p text:style-name="Default_5f_nt2">Description</text:p>
          </table:table-cell>
          <table:table-cell table:style-name="Table2.A1" office:value-type="string">
            <text:p text:style-name="P4">This command <text:span text:style-name="T27">clears the SCPI watchdog inactivity timer.</text:span></text:p>
          </table:table-cell>
        </table:table-row>
        <table:table-row>
          <table:table-cell table:style-name="Table2.A1" office:value-type="string">
            <text:p text:style-name="Default_5f_nt2">Return</text:p>
          </table:table-cell>
          <table:table-cell table:style-name="Table2.A1" office:value-type="string">
            <text:p text:style-name="P48">None</text:p>
          </table:table-cell>
        </table:table-row>
        <table:table-row>
          <table:table-cell table:style-name="Table2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2.A1" office:value-type="string">
            <text:p text:style-name="cmd_5f_code">INP:PROT:WDOG:PET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[SOURce]:INPut:PROTection:WDOG:TYPe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Default_5f_nt2">Syntax</text:p>
          </table:table-cell>
          <table:table-cell table:style-name="Table1.A1" table:number-columns-spanned="4" office:value-type="string">
            <text:p text:style-name="cmd_5f_root">[SOURce]:INPut:PROTection:WDOG:TYPe {&lt;<text:span text:style-name="T27">wdogType</text:span>&gt;}</text:p>
            <text:p text:style-name="cmd_5f_root">[SOURce]:INPut:PROTection:WDOG:TYPe?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table:number-columns-spanned="4" office:value-type="string">
            <text:p text:style-name="P4">This command <text:span text:style-name="T27">set the SCPI watchdog type to one of:</text:span></text:p>
            <text:list text:style-name="L1">
              <text:list-item>
                <text:p text:style-name="P49"><text:span text:style-name="T28">Activity:</text:span><text:span text:style-name="T29"> The SCPI watchdog timer is reset on reception of any SCPI command line</text:span></text:p>
              </text:list-item>
              <text:list-item>
                <text:p text:style-name="P49"><text:span text:style-name="T28">PET:</text:span><text:span text:style-name="T29"> The SCPI watchdog timer is only reset on the reception of the INPut:WDOG:PET command.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Default_5f_nt2">Parameters</text:p>
          </table:table-cell>
          <table:table-cell table:style-name="Table1.B3" office:value-type="string">
            <text:p text:style-name="P6">Name</text:p>
          </table:table-cell>
          <table:table-cell table:style-name="Table1.B3" office:value-type="string">
            <text:p text:style-name="P6">Type</text:p>
          </table:table-cell>
          <table:table-cell table:style-name="Table1.B3" office:value-type="string">
            <text:p text:style-name="P6">Range</text:p>
          </table:table-cell>
          <table:table-cell table:style-name="Table1.B3" office:value-type="string">
            <text:p text:style-name="P6">Default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Standard">&lt;<text:span text:style-name="T27">wdogType</text:span>&gt;</text:p>
          </table:table-cell>
          <table:table-cell table:style-name="Table1.A1" office:value-type="string">
            <text:p text:style-name="P50">Discrete</text:p>
          </table:table-cell>
          <table:table-cell table:style-name="Table1.A1" office:value-type="string">
            <text:p text:style-name="P50">ACTivity|PET</text:p>
          </table:table-cell>
          <table:table-cell table:style-name="Table1.A1" office:value-type="string">
            <text:p text:style-name="P50">ACT</text:p>
          </table:table-cell>
        </table:table-row>
        <table:table-row>
          <table:table-cell table:style-name="Table1.A1" office:value-type="string">
            <text:p text:style-name="Default_5f_nt2">Return</text:p>
          </table:table-cell>
          <table:table-cell table:style-name="Table1.A1" table:number-columns-spanned="4" office:value-type="string">
            <text:p text:style-name="P4"><text:span text:style-name="T27">The type of SCPI watchdog type</text:span>. <text:span text:style-name="T27">ACT for Activity or PET for PET.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<text:span text:style-name="T7">Usage</text:span><text:span text:style-name="T8"> </text:span><text:span text:style-name="T7">example</text:span></text:p>
          </table:table-cell>
          <table:table-cell table:style-name="Table1.A1" table:number-columns-spanned="4" office:value-type="string">
            <text:p text:style-name="P51">S<text:span text:style-name="T27">et the SCPI watchdog type to PET, set the delay to 5s, activate the SCPI watchdog:</text:span></text:p>
            <text:p text:style-name="P52">INP:WDOG:TYP PET</text:p>
            <text:p text:style-name="P52">INP:WDOG:DEL 5</text:p>
            <text:p text:style-name="P52">INP:WDOG 1</text:p>
            <text:p text:style-name="P52"/>
            <text:p text:style-name="P51">S<text:span text:style-name="T27">end the PET command at least once every 5 seconds:</text:span></text:p>
            <text:p text:style-name="P52">INP:WDOG:PET</text:p>
            <text:p text:style-name="P52">INP:WDOG:PET</text:p>
            <text:p text:style-name="P52"/>
            <text:p text:style-name="P48">Disable the SCPI watchdog when the critical routine is finished or when the remote program ends:</text:p>
            <text:p text:style-name="P52">INP:WDOG 1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Errors</text:p>
          </table:table-cell>
          <table:table-cell table:style-name="Table1.A1" table:number-columns-spanned="4" office:value-type="string">
            <text:p text:style-name="cmd_5f_code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table:number-columns-spanned="4" office:value-type="string">
            <text:p text:style-name="P48">[SOURce:]INPut:WDOG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902in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fo:hyphenation-keep="auto" loext:hyphenation-keep-type="column" style:page-number="auto"/>
      <style:text-properties fo:font-size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style:contextual-spacing="false" fo:text-align="start" style:justify-single-word="false" fo:hyphenation-ladder-count="6" fo:hyphenation-keep="auto" loext:hyphenation-keep-type="column" fo:text-indent="-0.2362in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5f_ntt" style:display-name="Default_ntt" style:family="paragraph" style:parent-style-name="Standard" style:master-page-name="">
      <style:paragraph-properties fo:hyphenation-ladder-count="6" fo:hyphenation-keep="auto" loext:hyphenation-keep-type="column" style:page-number="auto"/>
      <style:text-properties fo:font-size="10.5pt" fo:font-weight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style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style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style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1" style:family="paragraph" style:parent-style-name="scpi0" style:master-page-name="">
      <style:paragraph-properties fo:margin-left="0.1965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2" style:family="paragraph" style:parent-style-name="scpi0" style:master-page-name="">
      <style:paragraph-properties fo:margin-left="0.3937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3" style:family="paragraph" style:parent-style-name="scpi0" style:master-page-name="">
      <style:paragraph-properties fo:margin-left="0.5902in" fo:margin-right="0in" fo:margin-top="0in" fo:margin-bottom="0in" style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style:contextual-spacing="false" fo:hyphenation-ladder-count="6" fo:hyphenation-keep="auto" loext:hyphenation-keep-type="column" style:page-number="auto"/>
      <style:text-properties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style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style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style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style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style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style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style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style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style:contextual-spacing="false" fo:text-indent="-0.2362in" style:auto-text-indent="false" style:page-number="auto" style:writing-mode="page">
        <style:tab-stops/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Default_5f_nt2" style:display-name="Default_nt2" style:family="paragraph" style:next-style-name="Standard">
      <style:text-properties fo:font-size="10pt" fo:font-weight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4. CAPacity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>4. CAPACITY subsystem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6" draw:style-name="Mdp1" style:next-style-name="master_5f_right_20_page"/>
    <style:master-page style:name="master_5f_right_20_page" style:display-name="master_right page" style:page-layout-name="Mpm7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8:35:30.622277539</meta:creation-date>
    <meta:editing-duration>P0D</meta:editing-duration>
    <meta:editing-cycles>1</meta:editing-cycles>
    <meta:generator>LibreOffice/24.8.1.2$MacOSX_AARCH64 LibreOffice_project/87fa9aec1a63e70835390b81c40bb8993f1d4ff6</meta:generator>
    <meta:keyword>SCPI</meta:keyword>
    <meta:keyword>IEEE 488</meta:keyword>
    <meta:keyword>Remote control</meta:keyword>
    <meta:keyword>Programming reference</meta:keyword>
    <dc:title>4. CAPacity</dc:title>
    <meta:document-statistic meta:table-count="9" meta:image-count="0" meta:object-count="0" meta:page-count="5" meta:paragraph-count="214" meta:word-count="730" meta:character-count="5341" meta:non-whitespace-character-count="4833"/>
    <meta:user-defined meta:name="WebPublish_HTML_Profile">HTML</meta:user-defined>
    <meta:user-defined meta:name="WebPublish_Post_PageId">917</meta:user-defined>
    <meta:user-defined meta:name="WebPublish_Post_PostAsPage">1</meta:user-defined>
    <meta:user-defined meta:name="WebPublish_Post_PostType">page</meta:user-defined>
    <meta:user-defined meta:name="WebPublish_Post_Profile" meta:value-type="string">www.envox.eu</meta:user-defined>
    <meta:user-defined meta:name="WebPublish_Post_PublishOption" meta:value-type="string">Publish now</meta:user-defined>
  </office:meta>
</office:document-meta>
</file>